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>
      <style:text-properties fo:font-weight="normal" style:font-weight-asian="normal" style:font-weight-complex="normal"/>
    </style:style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sion 55</text:h>
      <text:list xml:id="list5107983828221422291" text:style-name="L47">
        <text:list-item>
          <text:p text:style-name="P47">Changed climber controll to manual</text:p>
        </text:list-item>
      </text:list>
      <text:h text:style-name="Heading_20_1" text:outline-level="1">Version 55</text:h>
      <text:list xml:id="list457615613919805365" text:style-name="L1">
        <text:list-item>
          <text:p text:style-name="P1">Inverted drive rotational controll</text:p>
        </text:list-item>
      </text:list>
      <text:h text:style-name="Heading_20_1" text:outline-level="1">Version 54</text:h>
      <text:list xml:id="list1587822641769503930" text:style-name="L2">
        <text:list-item>
          <text:p text:style-name="P2">Autonomous Independent</text:p>
          <text:list>
            <text:list-item>
              <text:p text:style-name="P2">Updated timing</text:p>
            </text:list-item>
            <text:list-item>
              <text:p text:style-name="P2">Looped shooting indefninently</text:p>
            </text:list-item>
          </text:list>
        </text:list-item>
      </text:list>
      <text:h text:style-name="Heading_20_1" text:outline-level="1">Version 53</text:h>
      <text:list xml:id="list29425792" text:continue-numbering="true" text:style-name="L2">
        <text:list-item>
          <text:p text:style-name="P2">Changed direction (BeginDrive.vi</text:p>
        </text:list-item>
      </text:list>
      <text:h text:style-name="Heading_20_1" text:outline-level="1">Version 52</text:h>
      <text:list xml:id="list1906780242670112301" text:style-name="L3">
        <text:list-item>
          <text:p text:style-name="P3">This is a copy of version 50 (start of day March 29)</text:p>
        </text:list-item>
        <text:list-item>
          <text:p text:style-name="P3">Fixed autonmous</text:p>
        </text:list-item>
      </text:list>
      <text:h text:style-name="Heading_20_1" text:outline-level="1">Version 49</text:h>
      <text:list xml:id="list569844365913809305" text:style-name="L4">
        <text:list-item>
          <text:p text:style-name="P4">Removed breakpoint from User Interface.vi</text:p>
        </text:list-item>
      </text:list>
      <text:h text:style-name="Heading_20_1" text:outline-level="1">Version 48</text:h>
      <text:list xml:id="list8221323212805449504" text:style-name="L5">
        <text:list-item>
          <text:p text:style-name="P5">Added Shooter Motor Start Stop.vi</text:p>
          <text:list>
            <text:list-item>
              <text:p text:style-name="P5">Also sends back to dashboard wheelSpinning and timeSpinning</text:p>
            </text:list-item>
          </text:list>
        </text:list-item>
        <text:list-item>
          <text:p text:style-name="P5">Orphaned Shoot.vi</text:p>
        </text:list-item>
        <text:list-item>
          <text:p text:style-name="P5">In Userinterface.vi:</text:p>
          <text:list>
            <text:list-item>
              <text:p text:style-name="P5">Added Shooter Motor Start Stop and inject frisbee</text:p>
            </text:list-item>
          </text:list>
        </text:list-item>
      </text:list>
      <text:h text:style-name="Heading_20_1" text:outline-level="1">Version 47</text:h>
      <text:list xml:id="list6357144188685427707" text:style-name="L6">
        <text:list-item>
          <text:p text:style-name="P6">Userinterface.vi</text:p>
          <text:list>
            <text:list-item>
              <text:p text:style-name="P6">Changed drive rotation to axis 5 (right joystick)</text:p>
            </text:list-item>
          </text:list>
        </text:list-item>
        <text:list-item>
          <text:p text:style-name="P6">ClimberGoLoLimitSwitch<text:tab/></text:p>
          <text:list>
            <text:list-item>
              <text:p text:style-name="P6">Added overide to front panel for testing</text:p>
            </text:list-item>
          </text:list>
        </text:list-item>
      </text:list>
      <text:h text:style-name="Heading_20_1" text:outline-level="1">Version 46</text:h>
      <text:list xml:id="list2902100803140082211" text:style-name="L7">
        <text:list-item>
          <text:p text:style-name="P7">Shoot.vi</text:p>
          <text:list>
            <text:list-item>
              <text:p text:style-name="P7"><text:soft-page-break/>Added controll to make shooting time based, not encoder based</text:p>
            </text:list-item>
          </text:list>
        </text:list-item>
        <text:list-item>
          <text:p text:style-name="P7">Climb.vi</text:p>
          <text:list>
            <text:list-item>
              <text:p text:style-name="P7">Added state overide</text:p>
            </text:list-item>
          </text:list>
        </text:list-item>
      </text:list>
      <text:h text:style-name="Heading_20_1" text:outline-level="1">Version 45</text:h>
      <text:list xml:id="list7804918875303104337" text:style-name="L8">
        <text:list-item>
          <text:p text:style-name="P8">BeginClimber.vi</text:p>
          <text:list>
            <text:list-item>
              <text:p text:style-name="P8">Changed to have 4 limit switches, 2 for the bottom and 2 for the top</text:p>
            </text:list-item>
          </text:list>
        </text:list-item>
        <text:list-item>
          <text:p text:style-name="P8">ClimberGoToLimitSwitch</text:p>
          <text:list>
            <text:list-item>
              <text:p text:style-name="P8">Changed to use all 4 switches</text:p>
            </text:list-item>
          </text:list>
        </text:list-item>
        <text:list-item>
          <text:p text:style-name="P8">testLimitSwitches</text:p>
          <text:list>
            <text:list-item>
              <text:p text:style-name="P8">Changed to reflect new climber switches</text:p>
            </text:list-item>
          </text:list>
        </text:list-item>
      </text:list>
      <text:h text:style-name="Heading_20_1" text:outline-level="1">Version 44</text:h>
      <text:list xml:id="list2827614519953163315" text:style-name="L9">
        <text:list-item>
          <text:p text:style-name="P9">Added buttonToggle.vi</text:p>
        </text:list-item>
        <text:list-item>
          <text:p text:style-name="P9">setMotorWithPID.vi</text:p>
          <text:list>
            <text:list-item>
              <text:p text:style-name="P9">added disablePID controll</text:p>
            </text:list-item>
          </text:list>
        </text:list-item>
        <text:list-item>
          <text:p text:style-name="P9">mecannumDriveWithPID.vi</text:p>
          <text:list>
            <text:list-item>
              <text:p text:style-name="P9">added disablePID controll</text:p>
              <text:list>
                <text:list-item>
                  <text:p text:style-name="P9">Send disablePID data to dashboard as 'DrivePIDdisabled'</text:p>
                </text:list-item>
              </text:list>
            </text:list-item>
          </text:list>
        </text:list-item>
        <text:list-item>
          <text:p text:style-name="P9">UserInterface.vi</text:p>
          <text:list>
            <text:list-item>
              <text:p text:style-name="P9">Added dissablePID for mecannumDriveWithPID.vi</text:p>
            </text:list-item>
          </text:list>
        </text:list-item>
      </text:list>
      <text:h text:style-name="Heading_20_1" text:outline-level="1">Version 43</text:h>
      <text:list xml:id="list5356757187437713081" text:style-name="L10">
        <text:list-item>
          <text:p text:style-name="P10">OpenMotorAndEncoder.vi</text:p>
          <text:list>
            <text:list-item>
              <text:p text:style-name="P10">Modifed the open Victor call to explicitly set the module</text:p>
            </text:list-item>
          </text:list>
        </text:list-item>
        <text:list-item>
          <text:p text:style-name="P10">BeginShooter</text:p>
          <text:list>
            <text:list-item>
              <text:p text:style-name="P10">Changed Digital Module to 2 for motor and encoders</text:p>
            </text:list-item>
          </text:list>
        </text:list-item>
        <text:list-item>
          <text:p text:style-name="P10">BeginClimber</text:p>
          <text:list>
            <text:list-item>
              <text:p text:style-name="P10">Changed Digital Module to 2 for motor and limit switches</text:p>
            </text:list-item>
          </text:list>
        </text:list-item>
        <text:list-item>
          <text:p text:style-name="P10">BeginTilter.vi</text:p>
          <text:list>
            <text:list-item>
              <text:p text:style-name="P10">Changed Digital Module to 2 for motor and limit switches, changed limit switch DIO ports</text:p>
            </text:list-item>
          </text:list>
        </text:list-item>
        <text:list-item>
          <text:p text:style-name="P10">BeginCompressor.vi</text:p>
          <text:list>
            <text:list-item>
              <text:p text:style-name="P10">Changed Digital Module for pressure switch and compressor relay</text:p>
            </text:list-item>
          </text:list>
        </text:list-item>
        <text:list-item>
          <text:p text:style-name="P10">UserInterface.vi</text:p>
          <text:list>
            <text:list-item>
              <text:p text:style-name="P10">Changed device button 2 to be the abort climb button instead of button 3 and wired a <text:soft-page-break/>false to the Climb Down terminal</text:p>
            </text:list-item>
            <text:list-item>
              <text:p text:style-name="P10">Changed driver rotation control to axis 4</text:p>
            </text:list-item>
            <text:list-item>
              <text:p text:style-name="P10">Updated button mapping document</text:p>
            </text:list-item>
          </text:list>
        </text:list-item>
      </text:list>
      <text:h text:style-name="Heading_20_1" text:outline-level="1">Version 42</text:h>
      <text:list xml:id="list3236565210134273903" text:style-name="L11">
        <text:list-item>
          <text:p text:style-name="P11">BeginClimber.vi</text:p>
          <text:list>
            <text:list-item>
              <text:p text:style-name="P11">Changed to reflect using a Victor and potentiometer</text:p>
            </text:list-item>
          </text:list>
        </text:list-item>
        <text:list-item>
          <text:p text:style-name="P11">ClimberGoToSwitch</text:p>
          <text:list>
            <text:list-item>
              <text:p text:style-name="P11">Changed to use variable speed and potentiometer</text:p>
            </text:list-item>
          </text:list>
        </text:list-item>
      </text:list>
      <text:h text:style-name="Heading_20_1" text:outline-level="1">Version 41</text:h>
      <text:list xml:id="list5640960444155648988" text:style-name="L12">
        <text:list-item>
          <text:p text:style-name="P12">MecanumDriveWithPID</text:p>
          <text:list>
            <text:list-item>
              <text:p text:style-name="P12">Tuned controls</text:p>
            </text:list-item>
          </text:list>
        </text:list-item>
      </text:list>
      <text:h text:style-name="Heading_20_1" text:outline-level="1">Version 40</text:h>
      <text:list xml:id="list264112679225389904" text:style-name="L13">
        <text:list-item>
          <text:p text:style-name="P13">TippingMechanism.vi</text:p>
          <text:list>
            <text:list-item>
              <text:p text:style-name="P13">Corrected spelling of solenoid reference name</text:p>
            </text:list-item>
          </text:list>
        </text:list-item>
        <text:list-item>
          <text:p text:style-name="P13">UserInterface.vi</text:p>
          <text:list>
            <text:list-item>
              <text:p text:style-name="P13">Changed trigger to Axis 3 from 5</text:p>
            </text:list-item>
          </text:list>
        </text:list-item>
      </text:list>
      <text:h text:style-name="Heading_20_1" text:outline-level="1">Version 39</text:h>
      <text:list xml:id="list8319297667241927870" text:style-name="L14">
        <text:list-item>
          <text:p text:style-name="P14">Bugfix: Test.vi no longer disables compressor</text:p>
        </text:list-item>
        <text:list-item>
          <text:p text:style-name="P14">Added pneumatic test</text:p>
        </text:list-item>
      </text:list>
      <text:h text:style-name="Heading_20_1" text:outline-level="1">Version 38</text:h>
      <text:list xml:id="list84436679588240104" text:style-name="L15">
        <text:list-item>
          <text:p text:style-name="P15">BeginDrive.vi</text:p>
          <text:list>
            <text:list-item>
              <text:p text:style-name="P15">Updated the motor pwms to match those on the electrical document</text:p>
            </text:list-item>
          </text:list>
        </text:list-item>
      </text:list>
      <text:h text:style-name="Heading_20_1" text:outline-level="1">Version 37</text:h>
      <text:list xml:id="list6790376707519476570" text:style-name="L16">
        <text:list-item>
          <text:p text:style-name="P16">All Begin.vi's</text:p>
          <text:list>
            <text:list-item>
              <text:p text:style-name="P16">Changed to output an array of errors instead of a combined error message</text:p>
            </text:list-item>
            <text:list-item>
              <text:p text:style-name="P16">Changed all jaguars to victors</text:p>
            </text:list-item>
          </text:list>
        </text:list-item>
        <text:list-item>
          <text:p text:style-name="P16">Begin.vi</text:p>
          <text:list>
            <text:list-item>
              <text:p text:style-name="P16">Sends the array of errors to the dashboard, removing any non-errors</text:p>
            </text:list-item>
          </text:list>
        </text:list-item>
        <text:list-item>
          <text:p text:style-name="P16">BeginTilter.vi</text:p>
          <text:list>
            <text:list-item>
              <text:p text:style-name="P16">Fixed the tilter limit switches to match their ports on the electrical document</text:p>
            </text:list-item>
          </text:list>
        </text:list-item>
        <text:list-item>
          <text:p text:style-name="P16"><text:soft-page-break/>BeginTipper.vi</text:p>
          <text:list>
            <text:list-item>
              <text:p text:style-name="P16">Deleted the limit switches</text:p>
            </text:list-item>
          </text:list>
        </text:list-item>
        <text:list-item>
          <text:p text:style-name="P16">Tipping Mechanism.vi</text:p>
          <text:list>
            <text:list-item>
              <text:p text:style-name="P16">Fixed the deletion of the limit switches</text:p>
            </text:list-item>
            <text:list-item>
              <text:p text:style-name="P16">Solenoid now uses true and false values</text:p>
            </text:list-item>
          </text:list>
        </text:list-item>
      </text:list>
      <text:h text:style-name="Heading_20_1" text:outline-level="1">Version 36</text:h>
      <text:list xml:id="list2062699538917273386" text:style-name="L17">
        <text:list-item>
          <text:p text:style-name="P17">Tipping Mechanism</text:p>
          <text:list>
            <text:list-item>
              <text:p text:style-name="P17">Deltled limit switches and connected DIO in Get to Solenoid Set</text:p>
            </text:list-item>
          </text:list>
        </text:list-item>
      </text:list>
      <text:h text:style-name="Heading_20_1" text:outline-level="1">Version 35</text:h>
      <text:list xml:id="list5223363727636979052" text:style-name="L18">
        <text:list-item>
          <text:p text:style-name="P18">Test.vi</text:p>
          <text:list>
            <text:list-item>
              <text:p text:style-name="P18">Added new test vi's</text:p>
            </text:list-item>
          </text:list>
        </text:list-item>
        <text:list-item>
          <text:p text:style-name="P18">Aiming Mechanism Test.vi</text:p>
          <text:list>
            <text:list-item>
              <text:p text:style-name="P18">Tests the aiming mechanism by making it go fully down then up then back down</text:p>
            </text:list-item>
          </text:list>
        </text:list-item>
        <text:list-item>
          <text:p text:style-name="P18">Climber Test.vi</text:p>
          <text:list>
            <text:list-item>
              <text:p text:style-name="P18">Tests the climbing mechanism by going to each limit switch, then going back down</text:p>
            </text:list-item>
          </text:list>
        </text:list-item>
      </text:list>
      <text:h text:style-name="Heading_20_1" text:outline-level="1">Version 34</text:h>
      <text:list xml:id="list6087635124622610901" text:style-name="L19">
        <text:list-item>
          <text:p text:style-name="P19">Test.vi</text:p>
          <text:list>
            <text:list-item>
              <text:p text:style-name="P19">Added the test vi''s that were created</text:p>
            </text:list-item>
            <text:list-item>
              <text:p text:style-name="P19">Deleted "our test"</text:p>
            </text:list-item>
          </text:list>
        </text:list-item>
        <text:list-item>
          <text:p text:style-name="P19">Injection Test.vi</text:p>
          <text:list>
            <text:list-item>
              <text:p text:style-name="P19">Tests the frisbee injection device by running it</text:p>
            </text:list-item>
          </text:list>
        </text:list-item>
        <text:list-item>
          <text:p text:style-name="P19">Tipping Device Test.vi</text:p>
          <text:list>
            <text:list-item>
              <text:p text:style-name="P19">Tests the tipping device by tipping then untipping</text:p>
            </text:list-item>
          </text:list>
        </text:list-item>
        <text:list-item>
          <text:p text:style-name="P19">Driver Encoder Validator.vi</text:p>
          <text:list>
            <text:list-item>
              <text:p text:style-name="P19">Fixed the bug where not all errors were being shown</text:p>
            </text:list-item>
          </text:list>
        </text:list-item>
      </text:list>
      <text:h text:style-name="Heading_20_1" text:outline-level="1">Version 33</text:h>
      <text:list xml:id="list1921941054811817010" text:style-name="L20">
        <text:list-item>
          <text:p text:style-name="P20">Added Limit Switch Test</text:p>
        </text:list-item>
        <text:list-item>
          <text:p text:style-name="P20">Added hack to robotMain so that test.vi and autonomous.vi appear in robot hierarchy</text:p>
        </text:list-item>
      </text:list>
      <text:h text:style-name="Heading_20_1" text:outline-level="1">Version 32</text:h>
      <text:list xml:id="list98920427508143317" text:style-name="L21">
        <text:list-item>
          <text:p text:style-name="P21">Begin.vi</text:p>
          <text:list>
            <text:list-item>
              <text:p text:style-name="P21">Added BeginCompressor.vi</text:p>
            </text:list-item>
          </text:list>
        </text:list-item>
        <text:list-item>
          <text:p text:style-name="P21"><text:soft-page-break/>BeginCompressor.vi</text:p>
          <text:list>
            <text:list-item>
              <text:p text:style-name="P21">Opens a compressor and starts it</text:p>
            </text:list-item>
          </text:list>
        </text:list-item>
        <text:list-item>
          <text:p text:style-name="P21">BeginShooter.vi &amp; BeingTipper.vi</text:p>
          <text:list>
            <text:list-item>
              <text:p text:style-name="P21">Changed relay to solenoid</text:p>
            </text:list-item>
          </text:list>
        </text:list-item>
        <text:list-item>
          <text:p text:style-name="P21">Periodic Tasks.vi</text:p>
          <text:list>
            <text:list-item>
              <text:p text:style-name="P21">Added the compressor control loop to manage the compressor</text:p>
            </text:list-item>
          </text:list>
        </text:list-item>
        <text:list-item>
          <text:p text:style-name="P21">ShooterInjection.vi</text:p>
          <text:list>
            <text:list-item>
              <text:p text:style-name="P21">Uses a solenoid to control the injector now</text:p>
            </text:list-item>
          </text:list>
        </text:list-item>
        <text:list-item>
          <text:p text:style-name="P21">Tipping Mechanism.vi</text:p>
          <text:list>
            <text:list-item>
              <text:p text:style-name="P21">Uses a solenoid to control the tipper now</text:p>
            </text:list-item>
          </text:list>
        </text:list-item>
      </text:list>
      <text:h text:style-name="Heading_20_1" text:outline-level="1">Version 31</text:h>
      <text:list xml:id="list5935001747036420176" text:style-name="L22">
        <text:list-item>
          <text:p text:style-name="P22">Added ShootingMotorAndEncoderTest.vi to project and to Test.vi</text:p>
        </text:list-item>
        <text:list-item>
          <text:p text:style-name="P22">Restructured other tests into a folder</text:p>
        </text:list-item>
      </text:list>
      <text:h text:style-name="Heading_20_1" text:outline-level="1">Version 30</text:h>
      <text:list xml:id="list4471335824249160216" text:style-name="L23">
        <text:list-item>
          <text:p text:style-name="P23">Added autonomous cases</text:p>
          <text:list>
            <text:list-item>
              <text:p text:style-name="P23">Aiming now has own controll</text:p>
            </text:list-item>
            <text:list-item>
              <text:p text:style-name="P23">Have created: don't move, move left/right/forward</text:p>
            </text:list-item>
          </text:list>
        </text:list-item>
      </text:list>
      <text:h text:style-name="Heading_20_1" text:outline-level="1">Version 29</text:h>
      <text:list xml:id="list6660652164344257995" text:style-name="L24">
        <text:list-item>
          <text:p text:style-name="P24">Test.vi</text:p>
          <text:list>
            <text:list-item>
              <text:p text:style-name="P24">Added all of the test vi's that were created</text:p>
            </text:list-item>
          </text:list>
        </text:list-item>
        <text:list-item>
          <text:p text:style-name="P24">DriveTest.vi</text:p>
          <text:list>
            <text:list-item>
              <text:p text:style-name="P24">Tests the drive by driving in all directions and rotating</text:p>
            </text:list-item>
          </text:list>
        </text:list-item>
        <text:list-item>
          <text:p text:style-name="P24">Driver Encoder Validater.vi</text:p>
          <text:list>
            <text:list-item>
              <text:p text:style-name="P24">Test the encoders on the drive to make sure they are getting a signal</text:p>
            </text:list-item>
          </text:list>
        </text:list-item>
      </text:list>
      <text:h text:style-name="Heading_20_1" text:outline-level="1">Version 28</text:h>
      <text:list xml:id="list2702949553431866079" text:style-name="L25">
        <text:list-item>
          <text:p text:style-name="P25">Made shooterTilter use limit switches.</text:p>
        </text:list-item>
        <text:list-item>
          <text:p text:style-name="P25">Added deadband to shooterTilter</text:p>
        </text:list-item>
      </text:list>
      <text:h text:style-name="Heading_20_1" text:outline-level="1">Version 27</text:h>
      <text:list xml:id="list2292938080886817918" text:style-name="L26">
        <text:list-item>
          <text:p text:style-name="P26">Changed deadband behaviour in MecanumDriveWithPID</text:p>
          <text:list>
            <text:list-item>
              <text:p text:style-name="P26">We now renormalize the value to allow use of the full range of speeds.</text:p>
              <text:list>
                <text:list-item>
                  <text:p text:style-name="P26">For example, if value=.31 and deadband=3, we return a value slightly higher than 0, <text:soft-page-break/>but lower than .3.</text:p>
                </text:list-item>
              </text:list>
            </text:list-item>
          </text:list>
        </text:list-item>
      </text:list>
      <text:h text:style-name="Heading_20_1" text:outline-level="1">Version 26</text:h>
      <text:list xml:id="list5921126856692703921" text:style-name="L27">
        <text:list-item>
          <text:p text:style-name="P27">Remerged climber code. Again.</text:p>
        </text:list-item>
        <text:list-item>
          <text:p text:style-name="P27">Re tuned setMotorWithPID for victors</text:p>
        </text:list-item>
      </text:list>
      <text:h text:style-name="Heading_20_1" text:outline-level="1">Version 25</text:h>
      <text:list xml:id="list5904800736048459955" text:style-name="L28">
        <text:list-item>
          <text:p text:style-name="P28">Shooter Tilter Auto Manual.vi</text:p>
          <text:list>
            <text:list-item>
              <text:p text:style-name="P28">Controls the shooter tilter vi</text:p>
            </text:list-item>
            <text:list-item>
              <text:p text:style-name="P28">You can switch between manual and automatic control with the press of a button</text:p>
            </text:list-item>
            <text:list-item>
              <text:p text:style-name="P28">Not happy with the name</text:p>
            </text:list-item>
          </text:list>
        </text:list-item>
        <text:list-item>
          <text:p text:style-name="P28">UserInterface.vi</text:p>
          <text:list>
            <text:list-item>
              <text:p text:style-name="P28">Added Shooter Tilter Auto Manual.vi</text:p>
            </text:list-item>
            <text:list-item>
              <text:p text:style-name="P28">Controlled by button 6 and axis 1 on the device controller</text:p>
              <text:list>
                <text:list-item>
                  <text:p text:style-name="P28">Feel free to change this later</text:p>
                </text:list-item>
              </text:list>
            </text:list-item>
          </text:list>
        </text:list-item>
        <text:list-item>
          <text:p text:style-name="P28">Controller Button Definitions</text:p>
          <text:list>
            <text:list-item>
              <text:p text:style-name="P28">Updated to reflect the current version of UserInterface.vi</text:p>
            </text:list-item>
          </text:list>
        </text:list-item>
        <text:list-item>
          <text:p text:style-name="P28">Test.vi</text:p>
          <text:list>
            <text:list-item>
              <text:p text:style-name="P28">Fixed the test selecter by re-adding the empty string case</text:p>
            </text:list-item>
          </text:list>
        </text:list-item>
      </text:list>
      <text:h text:style-name="Heading_20_1" text:outline-level="1">Version 24</text:h>
      <text:list xml:id="list8563407717590231094" text:style-name="L29">
        <text:list-item>
          <text:p text:style-name="P29">Re-merged code indicated in version 23. (Changes appear not present in v23)</text:p>
          <text:list>
            <text:list-item>
              <text:p text:style-name="P29">climb.vi (re-wrote)</text:p>
            </text:list-item>
            <text:list-item>
              <text:p text:style-name="P29">climberGoToLimitSwitch (added)</text:p>
            </text:list-item>
            <text:list-item>
              <text:p text:style-name="P29">BeginClimber (updated)</text:p>
            </text:list-item>
            <text:list-item>
              <text:p text:style-name="P29">climbOneArm (deleted)</text:p>
            </text:list-item>
          </text:list>
        </text:list-item>
      </text:list>
      <text:h text:style-name="Heading_20_1" text:outline-level="1">Version 23</text:h>
      <text:list xml:id="list29442648" text:continue-numbering="true" text:style-name="L29">
        <text:list-item>
          <text:p text:style-name="P29">Re-wrote climbing code</text:p>
          <text:list>
            <text:list-item>
              <text:p text:style-name="P29">climb.vi (re-wrote)</text:p>
            </text:list-item>
            <text:list-item>
              <text:p text:style-name="P29">climberGoToLimitSwitch (added)</text:p>
            </text:list-item>
            <text:list-item>
              <text:p text:style-name="P29">BeginClimber (updated)</text:p>
            </text:list-item>
            <text:list-item>
              <text:p text:style-name="P29">climbOneArm (deleted)</text:p>
            </text:list-item>
          </text:list>
        </text:list-item>
      </text:list>
      <text:h text:style-name="Heading_20_1" text:outline-level="1">Version 22</text:h>
      <text:list xml:id="list4568569859663219043" text:style-name="L30">
        <text:list-item>
          <text:p text:style-name="P30">BeginClimber.vi</text:p>
          <text:list>
            <text:list-item>
              <text:p text:style-name="P30"><text:soft-page-break/>Note that the DIO ports conflict with BeginTipper</text:p>
            </text:list-item>
          </text:list>
        </text:list-item>
        <text:list-item>
          <text:p text:style-name="P30">BeginTipper.vi</text:p>
          <text:list>
            <text:list-item>
              <text:p text:style-name="P30">Added limit switches in ports 5 and 6</text:p>
            </text:list-item>
            <text:list-item>
              <text:p text:style-name="P30">Made all errors output as a single wire</text:p>
            </text:list-item>
          </text:list>
        </text:list-item>
        <text:list-item>
          <text:p text:style-name="P30">Tipping Mechanism.vi</text:p>
          <text:list>
            <text:list-item>
              <text:p text:style-name="P30">Finished the rest of the code</text:p>
            </text:list-item>
            <text:list-item>
              <text:p text:style-name="P30">Code moves relay until a limit switch is hit, then stops</text:p>
            </text:list-item>
          </text:list>
        </text:list-item>
      </text:list>
      <text:h text:style-name="Heading_20_1" text:outline-level="1">Version 21</text:h>
      <text:list xml:id="list2044562205949105817" text:style-name="L31">
        <text:list-item>
          <text:p text:style-name="P31">UserInterface.vi - </text:p>
          <text:list>
            <text:list-item>
              <text:p text:style-name="P31">Moved in code from DriveMain.vi </text:p>
            </text:list-item>
            <text:list-item>
              <text:p text:style-name="P31">Added comments</text:p>
            </text:list-item>
          </text:list>
        </text:list-item>
        <text:list-item>
          <text:p text:style-name="P31">DriveMain.vi - removed from project</text:p>
        </text:list-item>
        <text:list-item>
          <text:p text:style-name="P31">Teleop.vi – removed reference to DriveMain</text:p>
        </text:list-item>
      </text:list>
      <text:h text:style-name="Heading_20_1" text:outline-level="1">Version 20</text:h>
      <text:list xml:id="list4864131528876029764" text:style-name="L32">
        <text:list-item>
          <text:p text:style-name="P32">Changed project order</text:p>
        </text:list-item>
        <text:list-item>
          <text:p text:style-name="P32">Changed DriveMain to use a single controller and renamed the input device to driveController. Changed the axes to match the new controller.</text:p>
        </text:list-item>
        <text:list-item>
          <text:p text:style-name="P32">BeginJoysticks.vi – renamed devices to deviceController and driveController</text:p>
        </text:list-item>
        <text:list-item>
          <text:p text:style-name="P32">DeviceInterface.vi </text:p>
          <text:list>
            <text:list-item>
              <text:p text:style-name="P32">Changed buttons for climbing</text:p>
            </text:list-item>
            <text:list-item>
              <text:p text:style-name="P32">Changed shoot button to use XBox trigger</text:p>
            </text:list-item>
            <text:list-item>
              <text:p text:style-name="P32">Renamed to UserInterface.vi</text:p>
            </text:list-item>
          </text:list>
        </text:list-item>
      </text:list>
      <text:h text:style-name="Heading_20_1" text:outline-level="1">Version 19</text:h>
      <text:list xml:id="list1887367980244682133" text:style-name="L33">
        <text:list-item>
          <text:p text:style-name="P33">Changed shooter injector to solenoid</text:p>
        </text:list-item>
        <text:list-item>
          <text:p text:style-name="P33">Added deadband to setMotorWithPID.vi</text:p>
        </text:list-item>
      </text:list>
      <text:h text:style-name="Heading_20_1" text:outline-level="1">Version 18</text:h>
      <text:list xml:id="list2678137627767698522" text:style-name="L34">
        <text:list-item>
          <text:p text:style-name="P34">Broke begin.vi into many sub-vi`s</text:p>
        </text:list-item>
      </text:list>
      <text:h text:style-name="Heading_20_1" text:outline-level="1">Version 17</text:h>
      <text:list xml:id="list4540269594088458040" text:style-name="L35">
        <text:list-item>
          <text:p text:style-name="P35">Fixed bug in setMotorWithPID. Changed its reentrent execution settings so each instance of it maintains its own internal state</text:p>
        </text:list-item>
        <text:list-item>
          <text:p text:style-name="P35">Added mode 0 to autonomous, aim horizontal and shoot 3 frisbees.</text:p>
        </text:list-item>
        <text:list-item>
          <text:p text:style-name="P35">Created aimHorizontal.vi</text:p>
        </text:list-item>
      </text:list>
      <text:h text:style-name="Heading_20_1" text:outline-level="1"><text:soft-page-break/>Version 16</text:h>
      <text:list xml:id="list2453612499057059202" text:style-name="L36">
        <text:list-item>
          <text:p text:style-name="P36">Merged these changes:</text:p>
          <text:list>
            <text:list-item>
              <text:p text:style-name="P36">2013 Electrical Configuration.ods</text:p>
              <text:list>
                <text:list-item>
                  <text:p text:style-name="P36">Deleted. Use the google docs copy from now on.</text:p>
                </text:list-item>
              </text:list>
            </text:list-item>
            <text:list-item>
              <text:p text:style-name="P36">Begin.vi</text:p>
              <text:list>
                <text:list-item>
                  <text:p text:style-name="P36">Included references to the motor, potentiometer and limit switches mentioned above</text:p>
                </text:list-item>
              </text:list>
            </text:list-item>
            <text:list-item>
              <text:p text:style-name="P36">Shooter Tilter.vi</text:p>
              <text:list>
                <text:list-item>
                  <text:p text:style-name="P36">Takes an integer input 1-100 and calculates where to go based on the potentiometer</text:p>
                </text:list-item>
              </text:list>
            </text:list-item>
            <text:list-item>
              <text:p text:style-name="P36">Device Interface.vi</text:p>
              <text:list>
                <text:list-item>
                  <text:p text:style-name="P36">Added Shooter Tilter.vi with a control for basic testing</text:p>
                </text:list-item>
              </text:list>
            </text:list-item>
          </text:list>
        </text:list-item>
      </text:list>
      <text:h text:style-name="Heading_20_1" text:outline-level="1">Version 15</text:h>
      <text:list xml:id="list2230067250245350533" text:style-name="L37">
        <text:list-item>
          <text:p text:style-name="P37">Added PID feedback to drive system</text:p>
        </text:list-item>
      </text:list>
      <text:h text:style-name="Heading_20_1" text:outline-level="1">Version 14</text:h>
      <text:list xml:id="list29453782" text:continue-numbering="true" text:style-name="L37">
        <text:list-item>
          <text:p text:style-name="P37">Moved Climb.vi and ShooterInjection.vi into Team Code folder</text:p>
        </text:list-item>
        <text:list-item>
          <text:p text:style-name="P37">Added ClimbOneArm.vi, TippingMechanism.vi, and RequestTargetInfo.vi to project</text:p>
        </text:list-item>
      </text:list>
      <text:h text:style-name="Heading_20_1" text:outline-level="1">Version 13</text:h>
      <text:list xml:id="list4176889907966341097" text:style-name="L38">
        <text:list-item>
          <text:p text:style-name="P38">Added Tipping Mechanism.vi</text:p>
        </text:list-item>
        <text:list-item>
          <text:p text:style-name="P38">Added tippingMotor to Begin.vi</text:p>
        </text:list-item>
        <text:list-item>
          <text:p text:style-name="P38">Updated DeviceInterface.vi</text:p>
        </text:list-item>
      </text:list>
      <text:h text:style-name="Heading_20_1" text:outline-level="1">Version 12</text:h>
      <text:list xml:id="list854880002103651370" text:style-name="L39">
        <text:list-item>
          <text:p text:style-name="P39">Autonomous Global Data.vi</text:p>
          <text:list>
            <text:list-item>
              <text:p text:style-name="P39">Deleted</text:p>
            </text:list-item>
          </text:list>
        </text:list-item>
        <text:list-item>
          <text:p text:style-name="P39">Autonomous Independent.vi</text:p>
          <text:list>
            <text:list-item>
              <text:p text:style-name="P39">Replaced global data access with read number vi's</text:p>
            </text:list-item>
          </text:list>
        </text:list-item>
      </text:list>
      <text:h text:style-name="Heading_20_1" text:outline-level="1">Version 11</text:h>
      <text:list xml:id="list5272618892732266536" text:style-name="L40">
        <text:list-item>
          <text:p text:style-name="P40">Merged these vi's:</text:p>
          <text:list>
            <text:list-item>
              <text:p text:style-name="P40">Autonomous Global Data.vi</text:p>
              <text:list>
                <text:list-item>
                  <text:p text:style-name="P40">Global variables created to interact with the dashboard</text:p>
                </text:list-item>
                <text:list-item>
                  <text:p text:style-name="P40">Contains two variables; Mode and Delay</text:p>
                </text:list-item>
                <text:list-item>
                  <text:p text:style-name="P40">Data is obtained from the dashboard</text:p>
                </text:list-item>
              </text:list>
            </text:list-item>
            <text:list-item>
              <text:p text:style-name="P40">Autonomous Independent.vi</text:p>
              <text:list>
                <text:list-item>
                  <text:p text:style-name="P40"><text:soft-page-break/>Basic shell for using global data from the vi created</text:p>
                </text:list-item>
                <text:list-item>
                  <text:p text:style-name="P40">Modes currently not filled</text:p>
                </text:list-item>
              </text:list>
            </text:list-item>
          </text:list>
        </text:list-item>
      </text:list>
      <text:h text:style-name="Heading_20_1" text:outline-level="1">Version 10</text:h>
      <text:list xml:id="list3014450771253755581" text:style-name="L41">
        <text:list-item>
          <text:p text:style-name="P41">Created Shooter Injection.vi. For a servo injector device</text:p>
        </text:list-item>
        <text:list-item>
          <text:p text:style-name="P41">Added Shooter Injection.vi to Shoot.vi</text:p>
        </text:list-item>
      </text:list>
      <text:h text:style-name="Heading_20_1" text:outline-level="1">Version 9</text:h>
      <text:list xml:id="list8008423022419954110" text:style-name="L42">
        <text:list-item>
          <text:p text:style-name="P42">Finished climb code and added it to device interface </text:p>
        </text:list-item>
      </text:list>
      <text:h text:style-name="Heading_20_1" text:outline-level="1">Version 8</text:h>
      <text:list xml:id="list29425011" text:continue-numbering="true" text:style-name="L42">
        <text:list-item>
          <text:p text:style-name="P42">PID loop in shoot.vi caps at 1 and -1</text:p>
        </text:list-item>
      </text:list>
      <text:h text:style-name="Heading_20_1" text:outline-level="1">Version 7</text:h>
      <text:list xml:id="list4474058154893632584" text:style-name="L43">
        <text:list-item>
          <text:p text:style-name="P43">Merged climb.vi into project</text:p>
        </text:list-item>
        <text:list-item>
          <text:p text:style-name="P43">Finished Vision code</text:p>
          <text:list>
            <text:list-item>
              <text:p text:style-name="P43">Fixed memory leaks (only allocate images at first run)</text:p>
            </text:list-item>
            <text:list-item>
              <text:p text:style-name="P43">Fixed annotation display</text:p>
            </text:list-item>
            <text:list-item>
              <text:p text:style-name="P43">Finished RequestTargetInfo.vi</text:p>
            </text:list-item>
          </text:list>
        </text:list-item>
      </text:list>
      <text:h text:style-name="Heading_20_1" text:outline-level="1">Version 6</text:h>
      <text:list xml:id="list2274128793219435764" text:style-name="L44">
        <text:list-item>
          <text:p text:style-name="P44">Merged example target acquisition code into project – code from <text:a xlink:type="simple" xlink:href="../../../prototype/Vision">\\nas1\Upper\Robotics\FRC2013\prototype\Vision</text:a></text:p>
        </text:list-item>
        <text:list-item>
          <text:p text:style-name="P44">Moved Drive Main, Shoot, and Device Interface files into Team Code folder</text:p>
        </text:list-item>
        <text:list-item>
          <text:p text:style-name="P44">Created a control for target data TargetData.ctl</text:p>
        </text:list-item>
        <text:list-item>
          <text:p text:style-name="P44">Added RequestTargetInfo.vi to project and to Teleop</text:p>
        </text:list-item>
      </text:list>
      <text:h text:style-name="Heading_20_1" text:outline-level="1">Version 5</text:h>
      <text:list xml:id="list4206818739520531323" text:style-name="L45">
        <text:list-item>
          <text:p text:style-name="P45">2013 Electical Configuration.ods</text:p>
          <text:list>
            <text:list-item>
              <text:p text:style-name="P45">Synced to online version of the file</text:p>
            </text:list-item>
            <text:list-item>
              <text:p text:style-name="P45">Currently contains drive motors, shooter motor, and shooter encoder</text:p>
            </text:list-item>
          </text:list>
        </text:list-item>
        <text:list-item>
          <text:p text:style-name="P45">Begin.vi</text:p>
          <text:list>
            <text:list-item>
              <text:p text:style-name="P45">Added a motor for shooting (shootingMotor)</text:p>
            </text:list-item>
            <text:list-item>
              <text:p text:style-name="P45">Added an encoder for that motor (shootingEncoder)</text:p>
            </text:list-item>
          </text:list>
        </text:list-item>
        <text:list-item>
          <text:p text:style-name="P45">Shoot.vi</text:p>
          <text:list>
            <text:list-item>
              <text:p text:style-name="P45">Filled the vi with code!</text:p>
            </text:list-item>
            <text:list-item>
              <text:p text:style-name="P45"><text:soft-page-break/>Behavior</text:p>
              <text:list>
                <text:list-item>
                  <text:p text:style-name="P45">If the motor is idle, don't do anything</text:p>
                </text:list-item>
                <text:list-item>
                  <text:p text:style-name="P45">When a button is pressed, speed the motor up to desired speed</text:p>
                </text:list-item>
                <text:list-item>
                  <text:p text:style-name="P45">Once the motor is up to desired speed, start a timer</text:p>
                  <text:list>
                    <text:list-item>
                      <text:p text:style-name="P45">Code to insert a frisbee not added yet</text:p>
                    </text:list-item>
                  </text:list>
                </text:list-item>
                <text:list-item>
                  <text:p text:style-name="P45">Once timer is up, go back to idling</text:p>
                </text:list-item>
              </text:list>
            </text:list-item>
          </text:list>
        </text:list-item>
      </text:list>
      <text:h text:style-name="Heading_20_1" text:outline-level="1">Version 4</text:h>
      <text:list xml:id="list5676458221422688769" text:style-name="L46">
        <text:list-item>
          <text:p text:style-name="P46">Removed unnesasary elements from</text:p>
          <text:list>
            <text:list-item>
              <text:p text:style-name="P46">Teleop</text:p>
            </text:list-item>
            <text:list-item>
              <text:p text:style-name="P46">Periodic Tasks</text:p>
            </text:list-item>
            <text:list-item>
              <text:p text:style-name="P46">Autonomous</text:p>
            </text:list-item>
          </text:list>
        </text:list-item>
        <text:list-item>
          <text:p text:style-name="P46">Added device joystick</text:p>
        </text:list-item>
        <text:list-item>
          <text:p text:style-name="P46">Moved drive to own VI</text:p>
        </text:list-item>
        <text:list-item>
          <text:p text:style-name="P46">Created device and shoot VI</text:p>
        </text:list-item>
      </text:list>
      <text:h text:style-name="Heading_20_1" text:outline-level="1">Version 3</text:h>
      <text:list xml:id="list29436316" text:continue-numbering="true" text:style-name="L46">
        <text:list-item>
          <text:p text:style-name="P46">Begin.vi</text:p>
          <text:list>
            <text:list-item>
              <text:p text:style-name="P46">Joystick 2 &amp; 3 added</text:p>
            </text:list-item>
            <text:list-item>
              <text:p text:style-name="P46">Drive control renamed to "driveMotors"</text:p>
            </text:list-item>
          </text:list>
        </text:list-item>
        <text:list-item>
          <text:p text:style-name="P46">Teleop.vi</text:p>
          <text:list>
            <text:list-item>
              <text:p text:style-name="P46">Rotation input for holonomic drive changed to x-axis of joystick 3</text:p>
            </text:list-item>
          </text:list>
        </text:list-item>
      </text:list>
      <text:h text:style-name="Heading_20_1" text:outline-level="1">Version 2</text:h>
      <text:p text:style-name="Text_20_body">Added Electrical Configuartion and Test Plan</text:p>
      <text:h text:style-name="Heading_20_1" text:outline-level="1">Version 1</text:h>
      <text:p text:style-name="Text_20_body">Template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46M52S</meta:editing-duration>
    <meta:editing-cycles>101</meta:editing-cycles>
    <meta:generator>OpenOffice.org/3.4.1$Win32 OpenOffice.org_project/341m1$Build-9593</meta:generator>
    <dc:date>2013-03-30T09:29:45.56</dc:date>
    <meta:document-statistic meta:table-count="0" meta:image-count="0" meta:object-count="0" meta:page-count="10" meta:paragraph-count="295" meta:word-count="1622" meta:character-count="9341"/>
    <meta:user-defined meta:name="Info 1"/>
    <meta:user-defined meta:name="Info 2"/>
    <meta:user-defined meta:name="Info 3"/>
    <meta:user-defined meta:name="Info 4"/>
  </office:meta>
</office:document-meta>
</file>